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8.396cm"/>
    </style:style>
    <style:style style:name="co6" style:family="table-column">
      <style:table-column-properties fo:break-before="auto" style:column-width="5.373cm"/>
    </style:style>
    <style:style style:name="co7" style:family="table-column">
      <style:table-column-properties fo:break-before="auto" style:column-width="11.963cm"/>
    </style:style>
    <style:style style:name="co8" style:family="table-column">
      <style:table-column-properties fo:break-before="auto" style:column-width="3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osa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LD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,7k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,8k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,8k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1206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1206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LED0</text:p>
          </table:table-cell>
          <table:table-cell office:value-type="string" calcext:value-type="string">
            <text:p>WS2812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WS2812</text:p>
          </table:table-cell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WS2812</text:p>
          </table:table-cell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WS2812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/>
        </table:table-row>
        <table:table-row table:style-name="ro1">
          <table:table-cell office:value-type="string" calcext:value-type="string">
            <text:p>BP1</text:p>
          </table:table-cell>
          <table:table-cell/>
        </table:table-row>
        <table:table-row table:style-name="ro1">
          <table:table-cell office:value-type="string" calcext:value-type="string">
            <text:p>BP2</text:p>
          </table:table-cell>
          <table:table-cell/>
        </table:table-row>
        <table:table-row table:style-name="ro1">
          <table:table-cell office:value-type="string" calcext:value-type="string">
            <text:p>BP3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C847B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C847B</text:p>
          </table:table-cell>
        </table:table-row>
        <table:table-row table:style-name="ro1">
          <table:table-cell office:value-type="string" calcext:value-type="string">
            <text:p>RL1</text:p>
          </table:table-cell>
          <table:table-cell office:value-type="string" calcext:value-type="string">
            <text:p>G5V-1</text:p>
          </table:table-cell>
        </table:table-row>
        <table:table-row table:style-name="ro1">
          <table:table-cell office:value-type="string" calcext:value-type="string">
            <text:p>RL2</text:p>
          </table:table-cell>
          <table:table-cell office:value-type="string" calcext:value-type="string">
            <text:p>G5V-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/>
          <table:table-cell office:value-type="string" calcext:value-type="string">
            <text:p>Cosse poignard</text:p>
          </table:table-cell>
        </table:table-row>
      </table:table>
      <table:table table:name="Matériel" table:style-name="ta1"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2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Valeur</text:p>
          </table:table-cell>
          <table:table-cell table:style-name="ce1" office:value-type="string" calcext:value-type="string">
            <text:p>Composant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Référenc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ésistance 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206P750</text:p>
          </table:table-cell>
          <table:table-cell office:value-type="string" calcext:value-type="string">
            <text:p>RESISTANCES CMS 1206 750 ohms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,8K</text:p>
          </table:table-cell>
          <table:table-cell office:value-type="string" calcext:value-type="string">
            <text:p>R10,R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206P1.8K</text:p>
          </table:table-cell>
          <table:table-cell office:value-type="string" calcext:value-type="string">
            <text:p>RESISTANCES CMS 1206 1.8K 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,7K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06P4.7K</text:p>
          </table:table-cell>
          <table:table-cell office:value-type="string" calcext:value-type="string">
            <text:p>RESISTANCES CMS 1206 4.7K 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R3,R5,R6,R7,R9,R13,R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20610K</text:p>
          </table:table-cell>
          <table:table-cell office:value-type="string" calcext:value-type="string">
            <text:p>RESISTANCES CMS 1206 10K 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tentiomètre linéaire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7-7789</text:p>
          </table:table-cell>
          <table:table-cell office:value-type="string" calcext:value-type="string">
            <text:p>Potentiomètre linéaire à glissière Bourns PTA, 10kΩ max, Traversant</text:p>
          </table:table-cell>
          <table:table-cell office:value-type="string" calcext:value-type="string">
            <text:p>RadioSpare</text:p>
          </table:table-cell>
          <table:table-cell office:value-type="string" calcext:value-type="string">
            <text:p>à vérifi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hotorésistance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05</text:p>
          </table:table-cell>
          <table:table-cell office:value-type="string" calcext:value-type="string">
            <text:p>PHOTORESISTANCE LDR520 D:5 mm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densateur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2,C3,C4,C5,C6,C7,C8,C10,C11,C12,C13,C14,C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C1205100N</text:p>
          </table:table-cell>
          <table:table-cell office:value-type="string" calcext:value-type="string">
            <text:p>CONDENSATEUR CMS 1206 100NF 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0uF</text:p>
          </table:table-cell>
          <table:table-cell office:value-type="string" calcext:value-type="string">
            <text:p>C1,C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6310</text:p>
          </table:table-cell>
          <table:table-cell office:value-type="string" calcext:value-type="string">
            <text:p>CONDENSATEUR RADIAL 63V 10uF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ode 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5,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D41481206</text:p>
          </table:table-cell>
          <table:table-cell office:value-type="string" calcext:value-type="string">
            <text:p>DIODE 1N4148 150mA 75V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LED1206-Roug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L1206R</text:p>
          </table:table-cell>
          <table:table-cell office:value-type="string" calcext:value-type="string">
            <text:p>LED ROUGE CMS 1206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D1206-Verte</text:p>
          </table:table-cell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L1206V</text:p>
          </table:table-cell>
          <table:table-cell office:value-type="string" calcext:value-type="string">
            <text:p>LED VERTE CMS 1206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S2812</text:p>
          </table:table-cell>
          <table:table-cell office:value-type="string" calcext:value-type="string">
            <text:p>LED0,LED1,LED2,LE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0-8086</text:p>
          </table:table-cell>
          <table:table-cell office:value-type="string" calcext:value-type="string">
            <text:p>LED RGB, CMS, 3535, 3 LEDs, 5,5 V</text:p>
          </table:table-cell>
          <table:table-cell office:value-type="string" calcext:value-type="string">
            <text:p>RadioSpare</text:p>
          </table:table-cell>
          <table:table-cell office:value-type="string" calcext:value-type="string">
            <text:p>Bobine de 10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lais </text:p>
          </table:table-cell>
          <table:table-cell office:value-type="string" calcext:value-type="string">
            <text:p>G5V-1</text:p>
          </table:table-cell>
          <table:table-cell office:value-type="string" calcext:value-type="string">
            <text:p>RL1,R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9-343</text:p>
          </table:table-cell>
          <table:table-cell office:value-type="string" calcext:value-type="string">
            <text:p>Omron G5V Relais sans accrochage 1 RT, bobine 5V c.c. Montage sur CI</text:p>
          </table:table-cell>
          <table:table-cell office:value-type="string" calcext:value-type="string">
            <text:p>RadioSpa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BC847B</text:p>
          </table:table-cell>
          <table:table-cell office:value-type="string" calcext:value-type="string">
            <text:p>Q1, 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TBC847</text:p>
          </table:table-cell>
          <table:table-cell office:value-type="string" calcext:value-type="string">
            <text:p>TRANSISTOR BC847B 45V 0A1 NPN SOT23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pteur température</text:p>
          </table:table-cell>
          <table:table-cell office:value-type="string" calcext:value-type="string">
            <text:p>DS18S20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0-1268</text:p>
          </table:table-cell>
          <table:table-cell office:value-type="string" calcext:value-type="string">
            <text:p>Capteur de température Maxim Integrated, -55→ +125 °C., TO-92 3-pin</text:p>
          </table:table-cell>
          <table:table-cell office:value-type="string" calcext:value-type="string">
            <text:p>RadioSpare</text:p>
          </table:table-cell>
          <table:table-cell office:value-type="string" calcext:value-type="string">
            <text:p>indisponible 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DS18S20 AZDelivery</text:p>
          </table:table-cell>
          <table:table-cell office:value-type="string" calcext:value-type="string">
            <text:p>https://www.amazon.fr/gp/product/B01LXQF9B5/ref=ox_sc_act_title_1?smid=A1X7QLRQH87QA3&amp;psc=1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Par 1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vier</text:p>
          </table:table-cell>
          <table:table-cell office:value-type="string" calcext:value-type="string">
            <text:p>KEYPAD 3x4</text:p>
          </table:table-cell>
          <table:table-cell office:value-type="string" calcext:value-type="string">
            <text:p>K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46-014</text:p>
          </table:table-cell>
          <table:table-cell office:value-type="string" calcext:value-type="string">
            <text:p>Clavier numérique EOZ, 12 touches, IP40</text:p>
          </table:table-cell>
          <table:table-cell office:value-type="string" calcext:value-type="string">
            <text:p>RadioSpa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cran 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OLED 128x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D1306</text:p>
          </table:table-cell>
          <table:table-cell office:value-type="string" calcext:value-type="string">
            <text:p>https://www.amazon.fr/SSD1306-dAffichage-Auto-Lumineuse-Compatible-Raspberry/dp/B08FD643VZ/ref=sr_1_15?crid=SOL8F9H1ZBSO&amp;keywords=ssd1306+128x64&amp;qid=1644861076&amp;sprefix=ssd1306%2Caps%2C88&amp;sr=8-1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Par 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river RS232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A232</text:p>
          </table:table-cell>
          <table:table-cell office:value-type="string" calcext:value-type="string">
            <text:p>CI MAX/ICL/HIN/ST-232 DIP16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cro-processeur</text:p>
          </table:table-cell>
          <table:table-cell office:value-type="string" calcext:value-type="string">
            <text:p>ESP32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necteur</text:p>
          </table:table-cell>
          <table:table-cell office:value-type="string" calcext:value-type="string">
            <text:p>DB9M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-SUB DB9 Male coudé pour CI</text:p>
          </table:table-cell>
          <table:table-cell office:value-type="string" calcext:value-type="string">
            <text:p>https://www.amazon.fr/gp/product/B09GS1492Y/ref=ox_sc_act_title_1?smid=A11UQIKT13M9DS&amp;psc=1</text:p>
          </table:table-cell>
          <table:table-cell office:value-type="string" calcext:value-type="string">
            <text:p>Amaz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 contacts</text:p>
          </table:table-cell>
          <table:table-cell office:value-type="string" calcext:value-type="string">
            <text:p>J8,J9, J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VBE3</text:p>
          </table:table-cell>
          <table:table-cell office:value-type="string" calcext:value-type="string">
            <text:p>BORNE CONNEXION A VIS 90° 3PTS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 contacts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VBE2</text:p>
          </table:table-cell>
          <table:table-cell office:value-type="string" calcext:value-type="string">
            <text:p>BORNE CONNEXION A VIS 90° 2PTS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uton poussoir</text:p>
          </table:table-cell>
          <table:table-cell/>
          <table:table-cell office:value-type="string" calcext:value-type="string">
            <text:p>BP1,BP2,BP3</text:p>
          </table:table-cell>
          <table:table-cell/>
          <table:table-cell office:value-type="string" calcext:value-type="string">
            <text:p>ITKSAH3</text:p>
          </table:table-cell>
          <table:table-cell office:value-type="string" calcext:value-type="string">
            <text:p>Touche VEL KRS 6x6 H:4.3 mm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rupteur</text:p>
          </table:table-cell>
          <table:table-cell/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IL500A</text:p>
          </table:table-cell>
          <table:table-cell office:value-type="string" calcext:value-type="string">
            <text:p>MS 500APCB Unipol. C.I. ON-ON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sse poignard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CIM2</text:p>
          </table:table-cell>
          <table:table-cell office:value-type="string" calcext:value-type="string">
            <text:p>PICOT SABRE POUR C.I. 2,8mm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omposant.A1:Composant.B4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 style:data-style-name="N2" text:time-value="10:22:20.42162014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2-14T17:11:49.652794909</meta:creation-date>
    <dc:date>2022-02-20T10:23:03.511778799</dc:date>
    <meta:editing-duration>PT22M45S</meta:editing-duration>
    <meta:editing-cycles>5</meta:editing-cycles>
    <meta:generator>LibreOffice/7.2.2.2$Linux_X86_64 LibreOffice_project/02b2acce88a210515b4a5bb2e46cbfb63fe97d56</meta:generator>
    <meta:document-statistic meta:table-count="2" meta:cell-count="262" meta:object-count="0"/>
  </office:meta>
</office:document-meta>
</file>